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Text_20_body">
      <style:text-properties officeooo:rsid="01118401" officeooo:paragraph-rsid="01118401"/>
    </style:style>
    <style:style style:name="P18" style:family="paragraph" style:parent-style-name="Text_20_body">
      <style:text-properties officeooo:rsid="01180d23" officeooo:paragraph-rsid="01180d23"/>
    </style:style>
    <style:style style:name="P19" style:family="paragraph" style:parent-style-name="Text_20_body">
      <style:text-properties officeooo:rsid="011cf14a" officeooo:paragraph-rsid="011cf14a"/>
    </style:style>
    <style:style style:name="P20" style:family="paragraph" style:parent-style-name="Heading_20_1">
      <style:text-properties officeooo:paragraph-rsid="01126619"/>
    </style:style>
    <style:style style:name="P21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Heading_20_2">
      <style:text-properties officeooo:rsid="01073897" officeooo:paragraph-rsid="01073897"/>
    </style:style>
    <style:style style:name="P44" style:family="paragraph" style:parent-style-name="Heading_20_2">
      <style:text-properties officeooo:rsid="011d2236" officeooo:paragraph-rsid="011d2236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d2236" officeooo:paragraph-rsid="011d2236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4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5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6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eff78" officeooo:paragraph-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feae5" officeooo:paragraph-rsid="0124f976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6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2071bf" officeooo:paragraph-rsid="012071bf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70" style:family="paragraph" style:parent-style-name="Standard">
      <style:paragraph-properties fo:line-height="107%" fo:text-align="start" style:justify-single-word="false" style:writing-mode="lr-tb"/>
      <style:text-properties officeooo:rsid="011eff78" officeooo:paragraph-rsid="011eff78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Heading_20_1">
      <style:paragraph-properties fo:break-before="page"/>
      <style:text-properties officeooo:rsid="00fb9dfb" officeooo:paragraph-rsid="00fb9dfb"/>
    </style:style>
    <style:style style:name="P74" style:family="paragraph" style:parent-style-name="Heading_20_1">
      <style:paragraph-properties fo:break-before="page"/>
      <style:text-properties officeooo:paragraph-rsid="00d7aaa1"/>
    </style:style>
    <style:style style:name="P75" style:family="paragraph" style:parent-style-name="Heading_20_1">
      <style:paragraph-properties fo:break-before="page"/>
      <style:text-properties officeooo:paragraph-rsid="00f6af3b"/>
    </style:style>
    <style:style style:name="P76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2887a2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77" style:family="paragraph" style:parent-style-name="Standard">
      <style:paragraph-properties fo:line-height="107%" fo:text-align="start" style:justify-single-word="false" style:writing-mode="lr-tb"/>
      <style:text-properties officeooo:paragraph-rsid="012887a2"/>
    </style:style>
    <style:style style:name="P78" style:family="paragraph" style:parent-style-name="Heading_20_1" style:master-page-name="First_20_Page">
      <style:paragraph-properties style:page-number="auto"/>
    </style:style>
    <style:style style:name="P79" style:family="paragraph" style:parent-style-name="Text_20_body" style:list-style-name="L1">
      <style:text-properties officeooo:rsid="00fa5b03" officeooo:paragraph-rsid="00fa5b03"/>
    </style:style>
    <style:style style:name="P80" style:family="paragraph" style:parent-style-name="Text_20_body" style:list-style-name="L1">
      <style:text-properties officeooo:rsid="00c5b4af" officeooo:paragraph-rsid="00fa5b03"/>
    </style:style>
    <style:style style:name="P81" style:family="paragraph" style:parent-style-name="Text_20_body" style:list-style-name="L2">
      <style:text-properties officeooo:rsid="00c5b4af" officeooo:paragraph-rsid="00fb9dfb"/>
    </style:style>
    <style:style style:name="P82" style:family="paragraph" style:parent-style-name="Text_20_body" style:list-style-name="L2"/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language="fr" fo:country="FR" fo:font-style="normal" officeooo:rsid="01279ca1" style:font-style-asian="normal" style:font-style-complex="normal"/>
    </style:style>
    <style:style style:name="T13" style:family="text">
      <style:text-properties fo:language="fr" fo:country="FR" fo:font-style="normal" officeooo:rsid="012887a2" style:font-style-asian="normal" style:font-style-complex="normal"/>
    </style:style>
    <style:style style:name="T14" style:family="text">
      <style:text-properties fo:language="fr" fo:country="FR" fo:font-style="normal" officeooo:rsid="012986b8" style:font-style-asian="normal" style:font-style-complex="normal"/>
    </style:style>
    <style:style style:name="T15" style:family="text">
      <style:text-properties fo:font-style="normal" officeooo:rsid="00f86233" style:font-style-asian="normal" style:font-style-complex="normal"/>
    </style:style>
    <style:style style:name="T16" style:family="text">
      <style:text-properties fo:font-style="normal" officeooo:rsid="00f8b913" style:font-style-asian="normal" style:font-style-complex="normal"/>
    </style:style>
    <style:style style:name="T17" style:family="text">
      <style:text-properties officeooo:rsid="00fa9ecd"/>
    </style:style>
    <style:style style:name="T18" style:family="text">
      <style:text-properties officeooo:rsid="00fd66bd"/>
    </style:style>
    <style:style style:name="T19" style:family="text">
      <style:text-properties officeooo:rsid="00fe7e5b"/>
    </style:style>
    <style:style style:name="T20" style:family="text">
      <style:text-properties officeooo:rsid="0102f312"/>
    </style:style>
    <style:style style:name="T21" style:family="text">
      <style:text-properties officeooo:rsid="01056cb1"/>
    </style:style>
    <style:style style:name="T22" style:family="text">
      <style:text-properties officeooo:rsid="0106f8ac"/>
    </style:style>
    <style:style style:name="T23" style:family="text">
      <style:text-properties officeooo:rsid="0019350e"/>
    </style:style>
    <style:style style:name="T24" style:family="text">
      <style:text-properties officeooo:rsid="010f9c6c"/>
    </style:style>
    <style:style style:name="T25" style:family="text">
      <style:text-properties officeooo:rsid="010fcfc6"/>
    </style:style>
    <style:style style:name="T26" style:family="text">
      <style:text-properties officeooo:rsid="011488de"/>
    </style:style>
    <style:style style:name="T27" style:family="text">
      <style:text-properties officeooo:rsid="01154d53"/>
    </style:style>
    <style:style style:name="T28" style:family="text">
      <style:text-properties officeooo:rsid="01173f15"/>
    </style:style>
    <style:style style:name="T29" style:family="text">
      <style:text-properties officeooo:rsid="011d2236"/>
    </style:style>
    <style:style style:name="T30" style:family="text">
      <style:text-properties fo:color="#3d3c40" style:font-name="Ubuntu2" fo:font-size="12pt" fo:language="fr" fo:country="FR" fo:font-style="normal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1" style:family="text">
      <style:text-properties fo:color="#3d3c40" style:font-name="Ubuntu2" fo:font-size="12pt" fo:language="fr" fo:country="FR" fo:font-style="normal" officeooo: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2" style:family="text">
      <style:text-properties fo:color="#3d3c40" style:font-name="Ubuntu2" fo:font-size="12pt" fo:language="fr" fo:country="FR" fo:font-style="normal" officeooo:rsid="011feae5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3" style:family="text">
      <style:text-properties fo:color="#3d3c40" style:font-name="Ubuntu2" fo:font-size="12pt" fo:language="fr" fo:country="FR" fo:font-style="normal" officeooo:rsid="0120b05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4" style:family="text">
      <style:text-properties fo:color="#3d3c40" style:font-name="Ubuntu2" fo:font-size="12pt" fo:language="fr" fo:country="FR" fo:font-style="normal" officeooo:rsid="01279ca1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5" style:family="text">
      <style:text-properties fo:color="#3d3c40" style:font-name="Ubuntu2" fo:font-size="12pt" fo:language="fr" fo:country="FR" fo:font-style="normal" officeooo:rsid="012887a2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6" style:family="text">
      <style:text-properties fo:color="#3d3c40" style:font-name="Ubuntu2" fo:font-size="12pt" fo:language="fr" fo:country="FR" fo:font-style="normal" officeooo:rsid="012986b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7" style:family="text">
      <style:text-properties officeooo:rsid="011eff78"/>
    </style:style>
    <style:style style:name="T38" style:family="text">
      <style:text-properties officeooo:rsid="01279ca1"/>
    </style:style>
    <style:style style:name="T39" style:family="text">
      <style:text-properties officeooo:rsid="012887a2"/>
    </style:style>
    <style:style style:name="T40" style:family="text">
      <style:text-properties officeooo:rsid="01298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3293919724" text:style-name="L1">
        <text:list-item>
          <text:p text:style-name="P79">Set vision for Glia Tunisia’s work in the next 1 year</text:p>
        </text:list-item>
        <text:list-item>
          <text:p text:style-name="P80"><text:span text:style-name="T4">Create a coordinated strategy between</text:span><text:span text:style-name="T15"> </text:span><text:span text:style-name="T16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79">Build five 3D printers for the manufacture of medical devices</text:p>
        </text:list-item>
        <text:list-item>
          <text:p text:style-name="P79">Manufacture one hundred stethoscopes for distribution and use by medical students in Tunisia</text:p>
        </text:list-item>
        <text:list-item>
          <text:p text:style-name="P79">Gain Conformité Européenne (CE) certification for Class I devices</text:p>
        </text:list-item>
      </text:list>
      <text:p text:style-name="Heading_20_1">Intended beneficiaries</text:p>
      <text:list xml:id="list3530386998" text:style-name="L2">
        <text:list-item>
          <text:p text:style-name="P82">Ministry of Health (<text:span text:style-name="T17">Tunisia</text:span>) – <text:span text:style-name="T17">delivery of low cost stethoscopes to students, physicians and allied health care professionals</text:span></text:p>
        </text:list-item>
        <text:list-item>
          <text:p text:style-name="P81"><text:span text:style-name="T16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81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73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1">Activity</text:p>
          </table:table-cell>
          <table:table-cell table:style-name="Table1.A1" office:value-type="string">
            <text:p text:style-name="P71">Start date</text:p>
          </table:table-cell>
          <table:table-cell table:style-name="Table1.A1" office:value-type="string">
            <text:p text:style-name="P72">Duration <text:span text:style-name="T18">(days)</text:span></text:p>
          </table:table-cell>
        </table:table-row>
        <table:table-row>
          <table:table-cell table:style-name="Table1.A2" office:value-type="string">
            <text:p text:style-name="P45">Introduction and icebreakers</text:p>
          </table:table-cell>
          <table:table-cell table:style-name="Table1.A2" office:value-type="string">
            <text:p text:style-name="P45">July <text:span text:style-name="T28">4</text:span></text:p>
          </table:table-cell>
          <table:table-cell table:style-name="Table1.A2" office:value-type="string">
            <text:p text:style-name="P59">0.5</text:p>
          </table:table-cell>
        </table:table-row>
        <table:table-row>
          <table:table-cell table:style-name="Table1.A3" office:value-type="string">
            <text:p text:style-name="P52">Review of vision</text:p>
          </table:table-cell>
          <table:table-cell table:style-name="Table1.A3" office:value-type="string">
            <text:p text:style-name="P45">July <text:span text:style-name="T28">4</text:span></text:p>
          </table:table-cell>
          <table:table-cell table:style-name="Table1.A3" office:value-type="string">
            <text:p text:style-name="P59">0.5</text:p>
          </table:table-cell>
        </table:table-row>
        <table:table-row>
          <table:table-cell table:style-name="Table1.A2" office:value-type="string">
            <text:p text:style-name="P45">Construct <text:span text:style-name="T22">five</text:span> printers</text:p>
          </table:table-cell>
          <table:table-cell table:style-name="Table1.A2" office:value-type="string">
            <text:p text:style-name="P46">July <text:span text:style-name="T28">5</text:span></text:p>
          </table:table-cell>
          <table:table-cell table:style-name="Table1.A2" office:value-type="string">
            <text:p text:style-name="P55">5</text:p>
          </table:table-cell>
        </table:table-row>
        <table:table-row table:style-name="Table1.1">
          <table:table-cell table:style-name="Table1.A3" office:value-type="string">
            <text:p text:style-name="P47">Print stethoscopes</text:p>
          </table:table-cell>
          <table:table-cell table:style-name="Table1.A3" office:value-type="string">
            <text:p text:style-name="P48">July 11</text:p>
          </table:table-cell>
          <table:table-cell table:style-name="Table1.A3" office:value-type="string">
            <text:p text:style-name="P56">15</text:p>
          </table:table-cell>
        </table:table-row>
        <table:table-row>
          <table:table-cell table:style-name="Table1.A2" office:value-type="string">
            <text:p text:style-name="P54">Opening meeting</text:p>
          </table:table-cell>
          <table:table-cell table:style-name="Table1.A2" office:value-type="string">
            <text:p text:style-name="P53">July 11</text:p>
          </table:table-cell>
          <table:table-cell table:style-name="Table1.A2" office:value-type="string">
            <text:p text:style-name="P60">1</text:p>
          </table:table-cell>
        </table:table-row>
        <table:table-row table:style-name="Table1.1">
          <table:table-cell table:style-name="Table1.A3" office:value-type="string">
            <text:p text:style-name="P50">Printer sessions for medical <text:span text:style-name="T27">and engineering </text:span>students</text:p>
          </table:table-cell>
          <table:table-cell table:style-name="Table1.A3" office:value-type="string">
            <text:p text:style-name="P50">July 8</text:p>
          </table:table-cell>
          <table:table-cell table:style-name="Table1.A3" office:value-type="string">
            <text:p text:style-name="P58">10</text:p>
          </table:table-cell>
        </table:table-row>
        <table:table-row>
          <table:table-cell table:style-name="Table1.A8" office:value-type="string">
            <text:p text:style-name="P49"><text:span text:style-name="T21">Medical licensing</text:span> <text:span text:style-name="T22">(CE)</text:span></text:p>
          </table:table-cell>
          <table:table-cell table:style-name="Table1.A8" office:value-type="string">
            <text:p text:style-name="P51">July <text:span text:style-name="T28">4</text:span></text:p>
          </table:table-cell>
          <table:table-cell table:style-name="Table1.A8" office:value-type="string">
            <text:p text:style-name="P57">120</text:p>
          </table:table-cell>
        </table:table-row>
      </table:table>
      <text:p text:style-name="P65">Note: Weekends in Tunisia are <text:span text:style-name="T20">Saturday and Sunday</text:span></text:p>
      <text:p text:style-name="Heading_20_2">July 4 schedule</text:p>
      <text:p text:style-name="P66"><text:span text:style-name="T39">9</text:span>:<text:span text:style-name="T39">3</text:span>0 – Session start</text:p>
      <text:p text:style-name="P66"><text:span text:style-name="T39">9</text:span>:<text:span text:style-name="T39">3</text:span>0-<text:span text:style-name="T39">9</text:span>:<text:span text:style-name="T40">45</text:span> – Remarks by <text:span text:style-name="T39">Chairman of the board of </text:span>ESPRIT (Naceur Ammar)</text:p>
      <text:p text:style-name="P66"><text:span text:style-name="T39">9</text:span>:<text:span text:style-name="T40">45</text:span>-10:<text:span text:style-name="T40">00</text:span> – Remarks by Dean of <text:span text:style-name="T16">F</text:span><text:span text:style-name="T7">aculté de </text:span><text:span text:style-name="T8">M</text:span><text:span text:style-name="T7">édecine de Tunis </text:span><text:span text:style-name="T6">(Mohamed Jouini)</text:span></text:p>
      <text:p text:style-name="P76"><text:span text:style-name="T7">1</text:span><text:span text:style-name="T6">0:</text:span><text:span text:style-name="T14">0</text:span><text:span text:style-name="T6">0-</text:span><text:span text:style-name="T12">1</text:span><text:span text:style-name="T13">0</text:span><text:span text:style-name="T12">:</text:span><text:span text:style-name="T14">15</text:span><text:span text:style-name="T6"> – Remarks by Palestinian Ambassador to Tunisia (Heil El Fahoum)</text:span></text:p>
      <text:p text:style-name="P77"><text:span text:style-name="T31">1</text:span><text:span text:style-name="T35">0</text:span><text:span text:style-name="T31">:</text:span><text:span text:style-name="T36">15</text:span><text:span text:style-name="T31">-1</text:span><text:span text:style-name="T35">0</text:span><text:span text:style-name="T31">:</text:span><text:span text:style-name="T36">30</text:span><text:span text:style-name="T31"> – Remarks by </text:span><text:span text:style-name="T35">Trade Commissioner and Consul of Canada </text:span><text:span text:style-name="T31">to Tunisia (Philippe Armengau)</text:span></text:p>
      <text:p text:style-name="P70"><text:span text:style-name="T30">1</text:span><text:span text:style-name="T36">0</text:span><text:span text:style-name="T30">:</text:span><text:span text:style-name="T36">4</text:span><text:span text:style-name="T30">0-1</text:span><text:span text:style-name="T36">1</text:span><text:span text:style-name="T30">:</text:span><text:span text:style-name="T36">115</text:span><text:span text:style-name="T30"> – Remarks by Glia International (Tarek Loubani)</text:span></text:p>
      <text:p text:style-name="P70"><text:span text:style-name="T30">11:</text:span><text:span text:style-name="T36">15</text:span><text:span text:style-name="T30">-12:</text:span><text:span text:style-name="T35">00</text:span><text:span text:style-name="T30"> – Question, answer </text:span><text:span text:style-name="T32">and discussion </text:span><text:span text:style-name="T30">about Glia's vision and work </text:span><text:span text:style-name="T32">(all previous speakers)</text:span></text:p>
      <text:p text:style-name="P67"/>
      <text:p text:style-name="P70"><text:span text:style-name="T30">12:</text:span><text:span text:style-name="T35">00</text:span><text:span text:style-name="T30">-</text:span><text:span text:style-name="T34">1</text:span><text:span text:style-name="T35">3</text:span><text:span text:style-name="T30">:</text:span><text:span text:style-name="T34">00</text:span><text:span text:style-name="T30"> – Lunch</text:span></text:p>
      <text:p text:style-name="P67">1<text:span text:style-name="T39">3</text:span>:00-1<text:span text:style-name="T39">3</text:span>:<text:span text:style-name="T38">20</text:span> – Glia Canada's experiences (Dresden Glockler-Lauf and Lauren Tindale)</text:p>
      <text:p text:style-name="P67">1<text:span text:style-name="T39">3</text:span>:20-1<text:span text:style-name="T39">3</text:span>:<text:span text:style-name="T38">40</text:span> – Glia Gaza's experiences (Mohammed Abu Matar and Shaker Shaheen)</text:p>
      <text:p text:style-name="P68">1<text:span text:style-name="T39">3</text:span>:40-<text:span text:style-name="T39">14:00</text:span> – Closing remarks (Naceur Ammar and <text:span text:style-name="T37">Mohamed Jouini</text:span>)</text:p>
      <text:p text:style-name="Heading_20_2">July 5 schedule</text:p>
      <text:p text:style-name="P69">10:00-10:55 – Open discussion (Mohammed Abu Matar and Dresden Glockler-Lauf)</text:p>
      <text:p text:style-name="P69">11:00-11:10 – Break</text:p>
      <text:p text:style-name="P69">11:15-1:15 – Printer construction start (Shaker Shaheen and Lauren Tindale)</text:p>
      <text:p text:style-name="P74">Outputs and deliverables</text:p>
      <text:p text:style-name="P43">Printers and fabrication lab</text:p>
      <text:p text:style-name="P14">In the first stage of this project, a fully functional fabrication lab with 3D printers will be commissioned to ensure high quality prints <text:span text:style-name="T24">can be manufactured on site.</text:span></text:p>
      <text:p text:style-name="P43">Stethoscope manufacturing</text:p>
      <text:p text:style-name="P5">Stethoscopes will be the anchor product of Glia Tunisia, providing a visible marker of medical devices for physicians, nurses and allied health professionals. <text:span text:style-name="T25">These stethoscopes will be manufactured and assembled in the Glia Tunisia fabrication labs at Esprit.</text:span></text:p>
      <text:p text:style-name="P43">Printer training sessions</text:p>
      <text:p text:style-name="P15">To ensure sustainability, medical <text:span text:style-name="T27">and engineering </text:span>students and <text:span text:style-name="T27">other interested </text:span>personnel will be trained in the manufacture of stethoscopes by the Glia Canada team.</text:p>
      <text:p text:style-name="P43">Class I device certification</text:p>
      <text:p text:style-name="P3">Training on the use of tourniquets will be covered in a separate complementary proposal.</text:p>
      <text:p text:style-name="P43">Group cohesion and vision</text:p>
      <text:p text:style-name="P17">A cohesive group with a clear vision is essential to ensure success of the project in the longterm.</text:p>
      <text:p text:style-name="P44">Opening meeting</text:p>
      <text:p text:style-name="P18">A<text:span text:style-name="T29">n opening meeting event will be held in the last hour of the sessions on July 11. We will invite</text:span> the Deans of <text:span text:style-name="T8">Ecole Supérieure Privée d'Ingénierie et des Technologies (Esprit) </text:span><text:span text:style-name="T6">and </text:span><text:span text:style-name="T16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 <text:span text:style-name="T29">Each can give comments to the assembled people.</text:span></text:p>
      <text:p text:style-name="Heading_20_2">Future project showcase</text:p>
      <text:p text:style-name="P19">Future projects will be showcased, with a decision made by the leadership team in Tunisia regarding which projects they wish to pursue next.</text:p>
      <text:p text:style-name="P75">Resources and budget</text:p>
      <text:p text:style-name="P61"><text:span text:style-name="T23">Table </text:span>2<text:span text:style-name="T23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Quantity</text:p>
          </table:table-cell>
          <table:table-cell table:style-name="Table3.A1" office:value-type="string">
            <text:p text:style-name="P23">Cost (EUR)</text:p>
          </table:table-cell>
        </table:table-row>
        <table:table-row table:style-name="Table3.1">
          <table:table-cell table:style-name="Table3.A2" office:value-type="string">
            <text:p text:style-name="P28">3D printers (Prusa MK3)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0"><text:span text:style-name="T28">2</text:span>.<text:span text:style-name="T28">1</text:span>00</text:p>
          </table:table-cell>
        </table:table-row>
        <table:table-row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7" office:value-type="string">
            <text:p text:style-name="P41">Total</text:p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0"><text:span text:style-name="T28">2</text:span>.<text:span text:style-name="T28">1</text:span>00</text:p>
          </table:table-cell>
        </table:table-row>
      </table:table>
      <text:p text:style-name="P64"/>
      <text:p text:style-name="P62"><text:span text:style-name="T23">Table </text:span>3<text:span text:style-name="T23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Quantity</text:p>
          </table:table-cell>
          <table:table-cell table:style-name="Table2.A1" office:value-type="string">
            <text:p text:style-name="P24">Cost (EUR)</text:p>
          </table:table-cell>
        </table:table-row>
        <table:table-row table:style-name="Table2.1">
          <table:table-cell table:style-name="Table2.A2" office:value-type="string">
            <text:p text:style-name="P31">Filament (PETG)</text:p>
          </table:table-cell>
          <table:table-cell table:style-name="Table2.A2" office:value-type="string">
            <text:p text:style-name="P32">10kg</text:p>
          </table:table-cell>
          <table:table-cell table:style-name="Table2.A2" office:value-type="string">
            <text:p text:style-name="P35">240</text:p>
          </table:table-cell>
        </table:table-row>
        <table:table-row>
          <table:table-cell table:style-name="Table2.A3" office:value-type="string">
            <text:p text:style-name="P31">Filament (PLA)</text:p>
          </table:table-cell>
          <table:table-cell table:style-name="Table2.A3" office:value-type="string">
            <text:p text:style-name="P32">10kg</text:p>
          </table:table-cell>
          <table:table-cell table:style-name="Table2.A3" office:value-type="string">
            <text:p text:style-name="P35">200</text:p>
          </table:table-cell>
        </table:table-row>
        <table:table-row>
          <table:table-cell table:style-name="Table2.A2" office:value-type="string">
            <text:p text:style-name="P31">Silicone Tube (large)</text:p>
          </table:table-cell>
          <table:table-cell table:style-name="Table2.A2" office:value-type="string">
            <text:p text:style-name="P32">50m</text:p>
          </table:table-cell>
          <table:table-cell table:style-name="Table2.A2" office:value-type="string">
            <text:p text:style-name="P35">100</text:p>
          </table:table-cell>
        </table:table-row>
        <table:table-row>
          <table:table-cell table:style-name="Table2.A3" office:value-type="string">
            <text:p text:style-name="P31">Silicone Tube (small)</text:p>
          </table:table-cell>
          <table:table-cell table:style-name="Table2.A3" office:value-type="string">
            <text:p text:style-name="P32">20m</text:p>
          </table:table-cell>
          <table:table-cell table:style-name="Table2.A3" office:value-type="string">
            <text:p text:style-name="P35">100</text:p>
          </table:table-cell>
        </table:table-row>
        <table:table-row table:style-name="Table2.1">
          <table:table-cell table:style-name="Table2.A2" office:value-type="string">
            <text:p text:style-name="P37">Diaphragms</text:p>
          </table:table-cell>
          <table:table-cell table:style-name="Table2.A2" office:value-type="string">
            <text:p text:style-name="P36">200</text:p>
          </table:table-cell>
          <table:table-cell table:style-name="Table2.A2" office:value-type="string">
            <text:p text:style-name="P38">50</text:p>
          </table:table-cell>
        </table:table-row>
        <table:table-row>
          <table:table-cell table:style-name="Table2.A7" office:value-type="string">
            <text:p text:style-name="P42">Total</text:p>
          </table:table-cell>
          <table:table-cell table:style-name="Table2.A7" office:value-type="string">
            <text:p text:style-name="P40"/>
          </table:table-cell>
          <table:table-cell table:style-name="Table2.A7" office:value-type="string">
            <text:p text:style-name="P35">6<text:span text:style-name="T28">9</text:span>0</text:p>
          </table:table-cell>
        </table:table-row>
      </table:table>
      <text:p text:style-name="P62"/>
      <text:p text:style-name="P63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4">Cost (EUR)</text:p>
          </table:table-cell>
        </table:table-row>
        <table:table-row table:style-name="Table4.1">
          <table:table-cell table:style-name="Table4.A2" office:value-type="string">
            <text:p text:style-name="P33">Travel for 2 Gaza engineers</text:p>
          </table:table-cell>
          <table:table-cell table:style-name="Table4.A2" office:value-type="string">
            <text:p text:style-name="P34"><text:span text:style-name="T26">2.</text:span>000</text:p>
          </table:table-cell>
        </table:table-row>
        <table:table-row>
          <table:table-cell table:style-name="Table4.A3" office:value-type="string">
            <text:p text:style-name="P33">Travel for 2 Glia Canada medical personnel</text:p>
          </table:table-cell>
          <table:table-cell table:style-name="Table4.A3" office:value-type="string">
            <text:p text:style-name="P34">2.500</text:p>
          </table:table-cell>
        </table:table-row>
        <table:table-row>
          <table:table-cell table:style-name="Table4.A2" office:value-type="string">
            <text:p text:style-name="P33">Travel for Dr. Tarek Loubani</text:p>
          </table:table-cell>
          <table:table-cell table:style-name="Table4.A2" office:value-type="string">
            <text:p text:style-name="P34">1.200</text:p>
          </table:table-cell>
        </table:table-row>
        <table:table-row>
          <table:table-cell table:style-name="Table4.A5" office:value-type="string">
            <text:p text:style-name="P42">Total</text:p>
          </table:table-cell>
          <table:table-cell table:style-name="Table4.A5" office:value-type="string">
            <text:p text:style-name="P35">5.700</text:p>
          </table:table-cell>
        </table:table-row>
      </table:table>
      <text:p text:style-name="P20">Communication strategy</text:p>
      <text:p text:style-name="P12"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9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7-03-06T00:09:30.991933919</meta:creation-date>
    <dc:language>en-ZA</dc:language>
    <meta:editing-cycles>189</meta:editing-cycles>
    <meta:editing-duration>P3DT2H56M</meta:editing-duration>
    <meta:initial-creator>Tarek Loubani</meta:initial-creator>
    <dc:date>2019-07-03T09:55:02.972962101</dc:date>
    <dc:creator>Tarek Loubani</dc:creator>
    <meta:document-statistic meta:table-count="4" meta:image-count="1" meta:object-count="0" meta:page-count="4" meta:paragraph-count="117" meta:word-count="745" meta:character-count="4952" meta:non-whitespace-character-count="4315"/>
    <meta:user-defined meta:name="Info 1"/>
    <meta:user-defined meta:name="Info 2"/>
    <meta:user-defined meta:name="Info 3"/>
    <meta:user-defined meta:name="Info 4"/>
  </office:meta>
</office:document-meta>
</file>